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P1" style:family="paragraph" style:parent-style-name="Footer">
      <style:paragraph-properties fo:text-align="center" style:justify-single-word="false"/>
      <style:text-properties officeooo:rsid="00024ab3" officeooo:paragraph-rsid="00024ab3"/>
    </style:style>
    <style:style style:name="P2" style:family="paragraph" style:parent-style-name="Subtitle">
      <style:text-properties style:font-name="Georgia"/>
    </style:style>
    <style:style style:name="P3" style:family="paragraph" style:parent-style-name="Header">
      <style:text-properties officeooo:rsid="000c2c87" officeooo:paragraph-rsid="00024ab3"/>
    </style:style>
    <style:style style:name="P4" style:family="paragraph" style:parent-style-name="Text_20_body">
      <style:paragraph-properties fo:text-align="center" style:justify-single-word="false"/>
      <style:text-properties style:font-name="Georgia" officeooo:rsid="000d4a96" officeooo:paragraph-rsid="000d4a96"/>
    </style:style>
    <style:style style:name="P5" style:family="paragraph" style:parent-style-name="Text_20_body">
      <style:paragraph-properties fo:text-align="start" style:justify-single-word="false"/>
      <style:text-properties style:font-name="Georgia" officeooo:rsid="000d4a96" officeooo:paragraph-rsid="001093e0"/>
    </style:style>
    <style:style style:name="P6" style:family="paragraph" style:parent-style-name="Title">
      <style:text-properties style:font-name="Georgia" officeooo:rsid="000d4a96" officeooo:paragraph-rsid="000d4a96"/>
    </style:style>
    <style:style style:name="T1" style:family="text">
      <style:text-properties officeooo:rsid="000ea417"/>
    </style:style>
    <style:style style:name="T2" style:family="text">
      <style:text-properties fo:color="#bcbec4" loext:opacity="100%" style:font-name="JetBrains Mono" fo:font-size="10pt" fo:font-style="normal" fo:font-weight="normal" style:font-size-asian="10pt" style:font-style-asian="normal" style:font-weight-asian="normal"/>
    </style:style>
    <style:style style:name="T3" style:family="text">
      <style:text-properties officeooo:rsid="001093e0"/>
    </style:style>
    <style:style style:name="T4" style:family="text">
      <style:text-properties officeooo:rsid="0010d504"/>
    </style:style>
    <style:style style:name="T5" style:family="text">
      <style:text-properties officeooo:rsid="0011fda3"/>
    </style:style>
    <style:style style:name="T6" style:family="text">
      <style:text-properties officeooo:rsid="00138b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o The Stars</text:p>
      <text:p text:style-name="P2">221</text:p>
      <text:p text:style-name="P4">by Kyle Eggleston</text:p>
      <text:p text:style-name="P4"/>
      <text:p text:style-name="P5"><text:tab/><text:span text:style-name="T1">Jordel worked in her father’s workshop on the planet Ashlea Prime. She always worked late after hours, it was when she was able to work on her own projects. The Dubor had a curfew, she never listened to it. As far as she was concerned, she was inside and not out on the street. She was following the letter of the law which was expected of her.</text:span></text:p>
      <text:p text:style-name="P5"><text:span text:style-name="T3"><text:tab/>Her father had warned her that the new prefect wouldn’t approve of what she was doing. Technically she hadn’t left the house, the shop was attached to the house. So she was within her fair rights to work on whatever she wanted to work on. Well, as long as it wasn’t a weapon or anything like that.</text:span></text:p>
      <text:p text:style-name="P5"><text:tab/><text:span text:style-name="T4">Jordel was working on a way to escape the planet and the hold the Dubor had on her home world. Her father wouldn’t go with her of course, he would stay out of principle. If there were enemies to fight, fleeing was not an option. Jordel had to go to the stars, she just had to. </text:span><text:span text:style-name="T5">She was not of the old ways, Jordel was of a newer generation. She had her own beliefs.</text:span></text:p>
      <text:p text:style-name="P5"><text:tab/><text:span text:style-name="T6">The door opened, Jordel’s father walked into the shop. “Jordel, don’t forget to keep the light dim in here while you work. No need in catching the Dubor’s attention.” He warned. Her father was always on the lookout for his daughter. After his wife had been killed as an example of those who defy the law, he was all Jordel ha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Georgia" svg:font-family="Georgia" style:font-family-generic="roman"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draw:style-name="Mdp1">
      <style:header>
        <text:p text:style-name="MP1">AskEarly dot NET</text:p>
      </style:header>
      <style:footer>
        <text:p text:style-name="MP2">Kyle Eggleston (Page <text:page-number text:select-page="current">1</text:page-number><text:s/>of <text:page-count>1</text:page-count>) <text:date style:data-style-name="N37" text:date-value="2026-02-11T20:02:01.037696138">02/11/26</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8T18:25:24.500000000</meta:creation-date>
    <dc:date>2026-02-11T20:02:00.965907813</dc:date>
    <meta:editing-duration>PT1H10M53S</meta:editing-duration>
    <meta:editing-cycles>16</meta:editing-cycles>
    <meta:generator>LibreOffice/24.2.7.2$Linux_X86_64 LibreOffice_project/420$Build-2</meta:generator>
    <meta:print-date>2023-11-18T19:55:35.459000000</meta:print-date>
    <meta:printed-by>PDF files</meta:printed-by>
    <meta:document-statistic meta:table-count="0" meta:image-count="0" meta:object-count="0" meta:page-count="1" meta:paragraph-count="9" meta:word-count="276" meta:character-count="1421" meta:non-whitespace-character-count="1150"/>
  </office:meta>
</office:document-meta>
</file>